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a3ee" officeooo:paragraph-rsid="000fa3e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join-border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.6cm" fo:margin-bottom="0cm" loext:contextual-spacing="false" fo:text-align="center" style:justify-single-word="false"/>
      <style:text-properties fo:font-weight="bold" fo:background-color="#c0c0c0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2897d" officeooo:paragraph-rsid="0012897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4327"/>
    </style:style>
    <style:style style:name="T3" style:family="text">
      <style:text-properties officeooo:rsid="00128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4"><text:span text:style-name="T3">local day, l</text:span>e <text:text-input text:description="&lt;o.local_day&gt;">&lt;o.local_day&gt;</text:text-input></text:p>
      <text:p text:style-name="P10">datewotime <text:text-input text:description="&lt;formatLang(o.meeting_id.datewotime,date=True)&gt;">&lt;formatLang(o.meeting_id.datewotime,date=True)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8">CR OCT MACULAIRE ET DU NERF OPTIQUE</text:p>
      <text:p text:style-name="P6"/>
      <text:p text:style-name="P7">Indication :</text:p>
      <text:p text:style-name="P1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Meilleure acuité visuelle corrigée :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6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5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.</text:span><text:span text:style-name="T1"><text:text-input text:description="&lt;/if&gt;">&lt;/if&gt;</text:text-input>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5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5">Au total :</text:p>
      <text:p text:style-name="P5">OD <text:span text:style-name="T1">: </text:span><text:span text:style-name="T1"><text:text-input text:description="&lt;o.ccoct_or&gt;">&lt;o.ccoct_or&gt;</text:text-input></text:span></text:p>
      <text:p text:style-name="P5">OG<text:span text:style-name="T1">: </text:span><text:span text:style-name="T1"><text:text-input text:description="&lt;o.ccoct_os&gt;">&lt;o.ccoct_os&gt;</text:text-input></text:span></text:p>
      <text:p text:style-name="P2"/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2:45:06.534822450</dc:date>
    <meta:editing-duration>P1DT1H36M36S</meta:editing-duration>
    <meta:editing-cycles>192</meta:editing-cycles>
    <dc:creator>Laurent FRANCOIS</dc:creator>
    <meta:document-statistic meta:table-count="2" meta:image-count="0" meta:object-count="0" meta:page-count="2" meta:paragraph-count="64" meta:word-count="369" meta:character-count="2053" meta:non-whitespace-character-count="1917"/>
  </office:meta>
</office:document-meta>
</file>